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OSDP FAQ</text:p>
      <text:p text:style-name="Standard">Check with SIA first, that's the authoritative source. <text:s/>Check https://github.com/smithee-us/lib-osdp/doc/explaining-osdp/osdp-faq.pdf for latest version of this. 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106_613736186" text:style-name="Index_20_Link" text:visited-style-name="Index_20_Link">1. what's the current spec?<text:tab/>1</text:a></text:p>
          <text:p text:style-name="P1"><text:a xlink:type="simple" xlink:href="#__RefHeading__108_613736186" text:style-name="Index_20_Link" text:visited-style-name="Index_20_Link">2. Does OSDP support Digital I/O?<text:tab/>1</text:a></text:p>
          <text:p text:style-name="P1"><text:a xlink:type="simple" xlink:href="#__RefHeading__110_613736186" text:style-name="Index_20_Link" text:visited-style-name="Index_20_Link">3. Does OSDP support multiple LED colors?<text:tab/>1</text:a></text:p>
          <text:p text:style-name="P1"><text:a xlink:type="simple" xlink:href="#__RefHeading__112_613736186" text:style-name="Index_20_Link" text:visited-style-name="Index_20_Link">4. Does OSDP support buzzers?<text:tab/>1</text:a></text:p>
          <text:p text:style-name="P1"><text:a xlink:type="simple" xlink:href="#__RefHeading__114_613736186" text:style-name="Index_20_Link" text:visited-style-name="Index_20_Link">0. Where is this document?<text:tab/>1</text:a></text:p>
        </text:index-body>
      </text:table-of-content>
      <text:p text:style-name="Standard"/>
      <text:p text:style-name="Standard"/>
      <text:h text:style-name="Heading_20_1" text:outline-level="1"><text:bookmark-start text:name="__RefHeading__106_613736186"/>1. what's the current spec?<text:bookmark-end text:name="__RefHeading__106_613736186"/></text:h>
      <text:p text:style-name="Standard"/>
      <text:p text:style-name="Standard">***FIXME doc references need clarification including names.</text:p>
      <text:p text:style-name="Standard">2.1.7</text:p>
      <text:p text:style-name="Standard"/>
      <text:p text:style-name="Standard">there's also:</text:p>
      <text:p text:style-name="Standard"><text:tab/>basic reader profile</text:p>
      <text:p text:style-name="Standard"><text:tab/>biometrics profile</text:p>
      <text:p text:style-name="Standard"><text:tab/>ficam profile</text:p>
      <text:p text:style-name="Standard"><text:tab/>additional messages spec</text:p>
      <text:h text:style-name="Heading_20_1" text:outline-level="1"><text:bookmark-start text:name="__RefHeading__108_613736186"/>2. Does OSDP support Digital I/O?<text:bookmark-end text:name="__RefHeading__108_613736186"/></text:h>
      <text:p text:style-name="Standard"/>
      <text:p text:style-name="Standard">yes. <text:s/>There are messages for that. <text:s/>See zzz and zzz.</text:p>
      <text:h text:style-name="Heading_20_1" text:outline-level="1"><text:bookmark-start text:name="__RefHeading__110_613736186"/>3. Does OSDP support multiple LED colors?<text:bookmark-end text:name="__RefHeading__110_613736186"/></text:h>
      <text:p text:style-name="Standard"/>
      <text:p text:style-name="Standard">some. <text:s/>there is current discussion on this. <text:s/>check with the committee for a copy of the working notes from the sharepoint site.</text:p>
      <text:h text:style-name="Heading_20_1" text:outline-level="1"><text:bookmark-start text:name="__RefHeading__112_613736186"/>4. Does OSDP support buzzers?<text:bookmark-end text:name="__RefHeading__112_613736186"/></text:h>
      <text:p text:style-name="Standard"/>
      <text:p text:style-name="Standard">yes.</text:p>
      <text:h text:style-name="Heading_20_1" text:outline-level="1"><text:bookmark-start text:name="__RefHeading__114_613736186"/>0. Where is this document?<text:bookmark-end text:name="__RefHeading__114_613736186"/></text:h>
      <text:p text:style-name="Standard"/>
      <text:p text:style-name="Standard">In github. https://github.com/smithee-us/libosdp/doc/explaining-osdp/osdp-faq.pdf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7:57:20</meta:creation-date>
    <dc:date>2016-09-21T08:03:58</dc:date>
    <meta:editing-duration>PT3M3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24" meta:word-count="137" meta:character-count="929" meta:non-whitespace-character-count="806"/>
  </office:meta>
</office:document-meta>
</file>